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SW version</text:p>
          </table:table-cell>
          <table:table-cell table:style-name="ce4" office:value-type="string" calcext:value-type="string">
            <text:p>TotalMin/ms</text:p>
          </table:table-cell>
          <table:table-cell table:style-name="ce4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5" table:formula="of:=SUM([.F5];[.H5];[.J5];[.L5];[.N5])/5" office:value-type="float" office:value="95.8" calcext:value-type="float">
            <text:p>96</text:p>
          </table:table-cell>
          <table:table-cell table:style-name="ce5" table:formula="of:=SUM([.G5];[.I5];[.K5];[.M5];[.O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5" table:formula="of:=SUM([.F6];[.H6];[.J6];[.L6];[.N6])/5" office:value-type="float" office:value="66.2" calcext:value-type="float">
            <text:p>66</text:p>
          </table:table-cell>
          <table:table-cell table:style-name="ce5" table:formula="of:=SUM([.G6];[.I6];[.K6];[.M6];[.O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</text:p>
          </table:table-cell>
          <table:table-cell office:value-type="string" calcext:value-type="string">
            <text:p>Linux, jstest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5" table:formula="of:=SUM([.F7];[.H7];[.J7];[.L7];[.N7])/5" office:value-type="float" office:value="41.8" calcext:value-type="float">
            <text:p>42</text:p>
          </table:table-cell>
          <table:table-cell table:style-name="ce5" table:formula="of:=SUM([.G7];[.I7];[.K7];[.M7];[.O7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style-name="ce3" office:value-type="date" office:date-value="2019-08-27" calcext:value-type="date">
            <text:p>27. Aug 19</text:p>
          </table:table-cell>
          <table:table-cell table:style-name="ce5" table:formula="of:=SUM([.F8];[.H8];[.J8];[.L8];[.N8])/5" office:value-type="float" office:value="62.4" calcext:value-type="float">
            <text:p>62</text:p>
          </table:table-cell>
          <table:table-cell table:style-name="ce5" table:formula="of:=SUM([.G8];[.I8];[.K8];[.M8];[.O8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9"/>
        </table:table-row>
        <table:table-row table:style-name="ro1" table:number-rows-repeated="4">
          <table:table-cell table:number-columns-repeated="2"/>
          <table:table-cell table:style-name="ce3"/>
          <table:table-cell table:style-name="ce6" table:number-columns-repeated="2"/>
          <table:table-cell table:number-columns-repeated="1019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8-28T17:54:55.921019988</dc:date>
    <meta:editing-duration>PT35M52S</meta:editing-duration>
    <meta:editing-cycles>7</meta:editing-cycles>
    <meta:document-statistic meta:table-count="1" meta:cell-count="102" meta:object-count="0"/>
    <meta:user-defined meta:name=""/>
  </office:meta>
</office:document-meta>
</file>